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3.557cm"/>
    </style:style>
    <style:style style:name="gr3" style:family="graphic" style:parent-style-name="standard">
      <style:graphic-properties draw:stroke="none" draw:fill="none" fo:min-height="4.268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text-properties fo:font-size="20pt" style:font-size-asian="20pt" style:font-size-complex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0000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inja vs make <text:line-break/>from cmake</text:p>
          </draw:text-box>
        </draw:frame>
        <draw:frame presentation:style-name="pr2" draw:layer="layout" svg:width="25.199cm" svg:height="12.179cm" svg:x="1.4cm" svg:y="4.914cm" presentation:class="subtitle">
          <draw:text-box>
            <text:p>csche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Available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egin from 2.8.9</text:p>
              </text:list-item>
              <text:list-item>
                <text:p>Sun grid 2.6.4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correct bench ma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使用make编译llvm-clang花费3个小时左右，使用ninja只需要10多分钟</text:p>
              </text:list-item>
              <text:list-item>
                <text:p><text:span text:style-name="T1"><text:a xlink:href="http://blog.sina.com.cn/s/blog_6114e8c80101arpu.html" xlink:type="simple">http://blog.sina.com.cn/s/blog_6114e8c80101arpu.html</text:a>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correct bench mark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使用make编译llvm-clang花费3个小时左右，使用ninja只需要10多分钟</text:p>
              </text:list-item>
              <text:list-item>
                <text:p><text:span text:style-name="T1"><text:a xlink:href="http://blog.sina.com.cn/s/blog_6114e8c80101arpu.html" xlink:type="simple">http://blog.sina.com.cn/s/blog_6114e8c80101arpu.html</text:a></text:span></text:p>
              </text:list-item>
              <text:list-item>
                <text:p><text:span text:style-name="T1"/></text:p>
              </text:list-item>
              <text:list-item>
                <text:p>ninja --help</text:p>
              </text:list-item>
              <text:list-item>
                <text:p><text:s text:c="2"/>-j N <text:s text:c="4"/>run N jobs in parallel [<text:span text:style-name="T2">default=10</text:span>, derived from CPUs available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Ninja vs make performance comparison from web</text:p>
          </draw:text-box>
        </draw:frame>
        <draw:frame presentation:style-name="pr4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<text:a xlink:href="http://www.lanedo.com/a-quest-for-speed-in-compiling/" xlink:type="simple">http://www.lanedo.com/a-quest-for-speed-in-compiling/</text:a></text:span></text:p>
              </text:list-item>
              <text:list-item>
                <text:p><text:span text:style-name="T3"><text:a xlink:href="http://hamelot.io/programming/make-vs-ninja-performance-comparison/" xlink:type="simple">http://hamelot.io/programming/make-vs-ninja-performance-comparison/</text:a></text:span></text:p>
              </text:list-item>
              <text:list-item>
                <text:p><text:span text:style-name="T3"><text:a xlink:href="http://jpospisil.com/2014/03/16/replacing-make-with-ninja.html" xlink:type="simple">http://jpospisil.com/2014/03/16/replacing-make-with-ninja.htm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 Csim build</text:p>
          </draw:text-box>
        </draw:frame>
        <draw:frame presentation:style-name="pr4" draw:layer="layout" svg:width="25.199cm" svg:height="5.5cm" svg:x="1.4cm" svg:y="4.914cm" presentation:class="outline" presentation:user-transformed="true">
          <draw:text-box>
            <text:list text:style-name="L2">
              <text:list-item>
                <text:p>First time:</text:p>
              </text:list-item>
            </text:list>
          </draw:text-box>
        </draw:frame>
        <draw:frame draw:style-name="gr2" draw:layer="layout" svg:width="5.226cm" svg:height="3.807cm" svg:x="8.998cm" svg:y="6.35cm">
          <draw:text-box>
            <text:p>cmake -G Ninja .</text:p>
            <text:p>time ninja -j8</text:p>
            <text:p>real<text:tab/>3m58.293s</text:p>
            <text:p>user<text:tab/>30m5.561s</text:p>
            <text:p>sys<text:tab/>1m16.597s</text:p>
          </draw:text-box>
        </draw:frame>
        <draw:frame draw:style-name="gr2" draw:layer="layout" svg:width="5.256cm" svg:height="3.807cm" svg:x="2.618cm" svg:y="6.353cm">
          <draw:text-box>
            <text:p>cmake .</text:p>
            <text:p>time make -j8</text:p>
            <text:p>real<text:tab/>4m5.634s</text:p>
            <text:p>user<text:tab/>29m57.486s</text:p>
            <text:p>sys<text:tab/>1m26.882s</text:p>
          </draw:text-box>
        </draw:frame>
        <draw:frame presentation:style-name="pr4" draw:layer="layout" svg:width="25.199cm" svg:height="7.353cm" svg:x="1.471cm" svg:y="11.176cm" presentation:class="outline" presentation:user-transformed="true">
          <draw:text-box>
            <text:list text:style-name="L2">
              <text:list-item>
                <text:p>Touch one or more files:</text:p>
                <text:list>
                  <text:list-item>
                    <text:p>No obvious difference in:</text:p>
                    <text:list>
                      <text:list-item>
                        <text:p>touch ../../../include/memory.h, ../../../include/*, ../../../src/v8/aarch64/instruction/instruction.cpp</text:p>
                      </text:list-item>
                    </text:list>
                  </text:list-item>
                </text:list>
              </text:list-item>
              <text:list-item>
                <text:p>No file change:</text:p>
                <text:list>
                  <text:list-item>
                    <text:p>Let's do it on termin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or Csim clean</text:p>
          </draw:text-box>
        </draw:frame>
        <draw:frame presentation:style-name="pr4" draw:layer="layout" svg:width="25.199cm" svg:height="7.353cm" svg:x="1.471cm" svg:y="4.076cm" presentation:class="outline" presentation:user-transformed="true">
          <draw:text-box>
            <text:list text:style-name="L2">
              <text:list-item>
                <text:p>clean:</text:p>
              </text:list-item>
            </text:list>
          </draw:text-box>
        </draw:frame>
        <draw:frame draw:style-name="gr3" draw:layer="layout" svg:width="6.594cm" svg:height="4.518cm" svg:x="9.564cm" svg:y="5.959cm">
          <draw:text-box>
            <text:p>ninja -t clean</text:p>
            <text:p>Cleaning... 3264 files.</text:p>
            <text:p>real<text:tab/>0m0.096s</text:p>
            <text:p>user<text:tab/>0m0.024s</text:p>
            <text:p>sys<text:tab/>0m0.072s</text:p>
          </draw:text-box>
        </draw:frame>
        <draw:frame draw:style-name="gr2" draw:layer="layout" svg:width="5.116cm" svg:height="3.807cm" svg:x="2.54cm" svg:y="5.816cm">
          <draw:text-box>
            <text:p>time make clean</text:p>
            <text:p>real<text:tab/>0m0.784s</text:p>
            <text:p>user<text:tab/>0m0.497s</text:p>
            <text:p>sys<text:tab/>0m0.289s</text:p>
          </draw:text-box>
        </draw:frame>
        <draw:frame draw:style-name="gr2" draw:layer="layout" svg:width="5.997cm" svg:height="3.807cm" svg:x="2.54cm" svg:y="9.398cm">
          <draw:text-box>
            <text:p>time make -j8 clean</text:p>
            <text:p>real<text:tab/>0m0.230s</text:p>
            <text:p>user<text:tab/>0m0.546s</text:p>
            <text:p>sys<text:tab/>0m0.274s</text:p>
          </draw:text-box>
        </draw:frame>
        <draw:frame draw:style-name="gr4" draw:layer="layout" svg:width="20.187cm" svg:height="1.673cm" svg:x="2.512cm" svg:y="13.922cm">
          <draw:text-box>
            <text:p>ninja -t clean is faster than make clean...</text:p>
            <text:p><text:a xlink:href="https://cmake.org/pipermail/cmake-developers/2012-April/015526.html" xlink:type="simple">https://cmake.org/pipermail/cmake-developers/2012-April/015526.html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8T17:02:11.675679841</meta:creation-date>
    <dc:date>2016-06-13T17:34:33.704549825</dc:date>
    <meta:editing-duration>PT54M28S</meta:editing-duration>
    <meta:editing-cycles>10</meta:editing-cycles>
    <meta:generator>LibreOffice/4.2.8.2$Linux_X86_64 LibreOffice_project/420m0$Build-2</meta:generator>
    <meta:document-statistic meta:object-count="56"/>
  </office:meta>
</office:document-meta>
</file>